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371F0000371F6925B609.svm"/>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c7574"/>
    </style:style>
    <style:style style:name="P2" style:family="paragraph" style:parent-style-name="Standard">
      <style:paragraph-properties fo:text-align="justify" style:justify-single-word="false"/>
      <style:text-properties style:font-name="Liberation Sans" fo:font-size="11pt" officeooo:paragraph-rsid="0002f373" style:font-size-asian="11pt" style:font-size-complex="11pt"/>
    </style:style>
    <style:style style:name="P3" style:family="paragraph" style:parent-style-name="Standard">
      <style:paragraph-properties fo:text-align="justify" style:justify-single-word="false"/>
      <style:text-properties style:font-name="Liberation Sans" fo:font-size="11pt" officeooo:paragraph-rsid="000919d5" style:font-size-asian="11pt" style:font-size-complex="11pt"/>
    </style:style>
    <style:style style:name="P4" style:family="paragraph" style:parent-style-name="Standard">
      <style:paragraph-properties fo:text-align="justify" style:justify-single-word="false"/>
      <style:text-properties style:font-name="Liberation Sans" fo:font-size="11pt" officeooo:paragraph-rsid="00130d00" style:font-size-asian="11pt" style:font-size-complex="11pt"/>
    </style:style>
    <style:style style:name="P5" style:family="paragraph" style:parent-style-name="Standard">
      <style:text-properties style:font-name="Liberation Sans" officeooo:paragraph-rsid="001c7574"/>
    </style:style>
    <style:style style:name="P6" style:family="paragraph" style:parent-style-name="Standard">
      <style:text-properties style:font-name="Liberation Sans" officeooo:paragraph-rsid="001d910d"/>
    </style:style>
    <style:style style:name="P7" style:family="paragraph" style:parent-style-name="Standard">
      <style:paragraph-properties fo:text-align="justify" style:justify-single-word="false"/>
      <style:text-properties fo:font-size="11pt" officeooo:paragraph-rsid="00110d09" style:font-size-asian="11pt" style:font-size-complex="11pt"/>
    </style:style>
    <style:style style:name="P8" style:family="paragraph" style:parent-style-name="Text_20_body">
      <style:paragraph-properties fo:text-align="center" style:justify-single-word="false"/>
      <style:text-properties style:font-name="Liberation Sans"/>
    </style:style>
    <style:style style:name="P9" style:family="paragraph" style:parent-style-name="Heading_20_1">
      <style:paragraph-properties fo:margin-top="0.22cm" fo:margin-bottom="0.109cm" fo:text-align="center" style:justify-single-word="false"/>
      <style:text-properties officeooo:paragraph-rsid="0028c542"/>
    </style:style>
    <style:style style:name="T1" style:family="text">
      <style:text-properties officeooo:rsid="00012350"/>
    </style:style>
    <style:style style:name="T2" style:family="text">
      <style:text-properties officeooo:rsid="0002f373"/>
    </style:style>
    <style:style style:name="T3" style:family="text">
      <style:text-properties officeooo:rsid="000492d8"/>
    </style:style>
    <style:style style:name="T4" style:family="text">
      <style:text-properties officeooo:rsid="00073695"/>
    </style:style>
    <style:style style:name="T5" style:family="text">
      <style:text-properties officeooo:rsid="000b6454"/>
    </style:style>
    <style:style style:name="T6" style:family="text">
      <style:text-properties officeooo:rsid="000d6259"/>
    </style:style>
    <style:style style:name="T7" style:family="text">
      <style:text-properties officeooo:rsid="000e0301"/>
    </style:style>
    <style:style style:name="T8" style:family="text">
      <style:text-properties officeooo:rsid="000edb3e"/>
    </style:style>
    <style:style style:name="T9" style:family="text">
      <style:text-properties officeooo:rsid="00110d09"/>
    </style:style>
    <style:style style:name="T10" style:family="text">
      <style:text-properties officeooo:rsid="00138002"/>
    </style:style>
    <style:style style:name="T11" style:family="text">
      <style:text-properties officeooo:rsid="0013c1c7"/>
    </style:style>
    <style:style style:name="T12" style:family="text">
      <style:text-properties officeooo:rsid="0015b7c9"/>
    </style:style>
    <style:style style:name="T13" style:family="text">
      <style:text-properties officeooo:rsid="001767fe"/>
    </style:style>
    <style:style style:name="T14" style:family="text">
      <style:text-properties officeooo:rsid="00183054"/>
    </style:style>
    <style:style style:name="T15" style:family="text">
      <style:text-properties officeooo:rsid="00189b54"/>
    </style:style>
    <style:style style:name="T16" style:family="text">
      <style:text-properties officeooo:rsid="001a1a31"/>
    </style:style>
    <style:style style:name="T17" style:family="text">
      <style:text-properties officeooo:rsid="001b0efd"/>
    </style:style>
    <style:style style:name="T18" style:family="text">
      <style:text-properties officeooo:rsid="001b970c"/>
    </style:style>
    <style:style style:name="T19" style:family="text">
      <style:text-properties officeooo:rsid="001c7574"/>
    </style:style>
    <style:style style:name="T20" style:family="text">
      <style:text-properties officeooo:rsid="001d910d"/>
    </style:style>
    <style:style style:name="T21" style:family="text">
      <style:text-properties style:font-name="Liberation Sans"/>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raw:frame draw:style-name="fr1" draw:name="immagini1" text:anchor-type="paragraph" svg:y="0.03cm" svg:width="5.278cm" style:rel-width="30%" svg:height="5.05cm" style:rel-height="22%" draw:z-index="0"><draw:image xlink:href="Pictures/200000070000371F0000371F6925B609.svm" xlink:type="simple" xlink:show="embed" xlink:actuate="onLoad"/></draw:frame><text:span text:style-name="T19"><text:line-break/>Dycapo: On the creation of an open-source Web Service </text:span></text:h>
      <text:h text:style-name="P9" text:outline-level="1"><text:span text:style-name="T19">and a Protocol for Dynamic Carpooling</text:span></text:h>
      <text:p text:style-name="P5"><text:span text:style-name="T19">Daniel Graziotin</text:span></text:p>
      <text:p text:style-name="P5"><text:span text:style-name="T19"/></text:p>
      <text:p text:style-name="P6"><text:span text:style-name="T20">Thesis advisor: Paolo Massa, Ph. D.</text:span></text:p>
      <text:p text:style-name="P1"><text:span text:style-name="T19"/></text:p>
      <text:h text:style-name="Heading_20_2" text:outline-level="2"><text:span text:style-name="T14">ABSTRACT</text:span></text:h>
      <text:p text:style-name="P2"><text:span text:style-name="T2">Using a private car is a transportation system very common in industrialized countries, but it is an inefficient and wasteful way of transportation. It creates a number of different problems and societal costs worldwide. </text:span><text:span text:style-name="T3">I</text:span><text:span text:style-name="T2">t is responsible for a wasteful use of </text:span><text:span text:style-name="T3">resources </text:span><text:span text:style-name="T15">and time.</text:span></text:p>
      <text:p text:style-name="P2"><text:span text:style-name="T2"/></text:p>
      <text:p text:style-name="P3"><text:span text:style-name="T2">One possible </text:span><text:span text:style-name="T4">solution </text:span><text:span text:style-name="T2">to these problems is carpooling, </text:span><text:span text:style-name="T3">that </text:span><text:span text:style-name="T5">is the act of sharing a</text:span><text:span text:style-name="T1"> private car with one or </text:span><text:span text:style-name="T5">between one or more</text:span><text:span text:style-name="T1"> passengers. The benefits of carpooling are environmental, economical and social. <text:s/></text:span><text:span text:style-name="T2">The intention of offering empty seats of a vehicle is usually announced by a driver many days before the start of the trip. The coordination between a driver and the </text:span><text:span text:style-name="T6">people</text:span><text:span text:style-name="T2"> who </text:span><text:span text:style-name="T16">candidate</text:span><text:span text:style-name="T2"> </text:span><text:span text:style-name="T6">as passengers</text:span><text:span text:style-name="T2"> are usually carried out by e-mails </text:span><text:span text:style-name="T7">or</text:span><text:span text:style-name="T2"> private messages in </text:span><text:span text:style-name="T8">a</text:span><text:span text:style-name="T2"> web-site. Therefore, we may see carpooling as a static way of sharing a trip.</text:span></text:p>
      <text:p text:style-name="P3"><text:span text:style-name="T2"/></text:p>
      <text:p text:style-name="P4"><text:span text:style-name="T1">Dynamic Carpooling is a </text:span><text:span text:style-name="T9">recent, </text:span><text:span text:style-name="T1">specific type of Carpooling which allows drivers and passengers to </text:span><text:span text:style-name="T17">create and </text:span><text:span text:style-name="T1">find suitable lifts close to their desired departure time, directly on streets. </text:span><text:span text:style-name="T2">Currently there are no dynamic carpooling systems widely used. In fact, there are many problematic issues related to the implementation and the adoption of dynamic carpooling systems. </text:span></text:p>
      <text:p text:style-name="P3"><text:span text:style-name="T1"/></text:p>
      <text:p text:style-name="P7">This dissertation describes Dycapo, an open-source project to provide Dynamic Carpooling services. After a review of the state of the art and the comparative analysis of dynamic carpooling issues, the two main "components" are described, namely the protocol and the server prototype. Dycapo Protocol is an open REST-based protocol for sharing trip information among dynamic transit services, taking inspiration from OpenTrip, a previously proposed protocol. Dycapo Server is a prototype providing <text:s/>web services for Dynamic Carpooling functionalities, implementing Dycapo Protocol. Our aim with the release of an open protocol and open source code is to provide a missing standard and platform that providers of Dynamic Carpooling services can adopt and ext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style:font-name="Liberation Sans"/>
    </style:style>
    <style:style style:name="MT1" style:family="text">
      <style:text-properties officeooo:rsid="001c7574"/>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Free University of Bolzano - Faculty of Computer Science - Thesi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Graziotin</meta:initial-creator>
    <meta:creation-date>2010-09-21T13:07:19</meta:creation-date>
    <dc:date>2010-09-21T14:33:34</dc:date>
    <dc:creator>Daniel Graziotin</dc:creator>
    <meta:editing-duration>PT01H26M16S</meta:editing-duration>
    <meta:editing-cycles>39</meta:editing-cycles>
    <meta:generator>OpenOffice.org/3.2$Unix OpenOffice.org_project/320m19$Build-9505</meta:generator>
    <meta:document-statistic meta:table-count="0" meta:image-count="1" meta:object-count="0" meta:page-count="1" meta:paragraph-count="10" meta:word-count="341" meta:character-count="2179"/>
  </office:meta>
</office:document-meta>
</file>